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8.237cm" fo:margin-left="0cm" table:align="left"/>
    </style:style>
    <style:style style:name="Tabelle1.A" style:family="table-column">
      <style:table-column-properties style:column-width="5.898cm"/>
    </style:style>
    <style:style style:name="Tabelle1.B" style:family="table-column">
      <style:table-column-properties style:column-width="6.405cm"/>
    </style:style>
    <style:style style:name="Tabelle1.C" style:family="table-column">
      <style:table-column-properties style:column-width="5.934cm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C1" style:family="table-cell">
      <style:table-cell-properties fo:padding="0.097cm" fo:border="0.5pt solid #000000"/>
    </style:style>
    <style:style style:name="Tabelle2" style:family="table">
      <style:table-properties style:width="18.598cm" table:align="margins"/>
    </style:style>
    <style:style style:name="Tabelle2.A" style:family="table-column">
      <style:table-column-properties style:column-width="4.65cm" style:rel-column-width="16384*"/>
    </style:style>
    <style:style style:name="Tabelle2.B" style:family="table-column">
      <style:table-column-properties style:column-width="4.65cm" style:rel-column-width="16383*"/>
    </style:style>
    <style:style style:name="Tabelle2.A1" style:family="table-cell">
      <style:table-cell-properties fo:padding="0.097cm" fo:border-left="0.5pt solid #000000" fo:border-right="none" fo:border-top="0.5pt solid #000000" fo:border-bottom="none"/>
    </style:style>
    <style:style style:name="Tabelle2.D1" style:family="table-cell">
      <style:table-cell-properties fo:padding="0.097cm" fo:border-left="0.5pt solid #000000" fo:border-right="0.5pt solid #000000" fo:border-top="0.5pt solid #000000" fo:border-bottom="none"/>
    </style:style>
    <style:style style:name="Tabelle2.A2" style:family="table-cell">
      <style:table-cell-properties fo:padding="0.097cm" fo:border-left="0.5pt solid #000000" fo:border-right="none" fo:border-top="none" fo:border-bottom="none"/>
    </style:style>
    <style:style style:name="Tabelle2.D2" style:family="table-cell">
      <style:table-cell-properties fo:padding="0.097cm" fo:border-left="0.5pt solid #000000" fo:border-right="0.5pt solid #000000" fo:border-top="none" fo:border-bottom="none"/>
    </style:style>
    <style:style style:name="Tabelle2.5" style:family="table-row">
      <style:table-row-properties style:min-row-height="0.607cm"/>
    </style:style>
    <style:style style:name="Tabelle2.A5" style:family="table-cell">
      <style:table-cell-properties fo:padding="0.097cm" fo:border-left="0.5pt solid #000000" fo:border-right="none" fo:border-top="none" fo:border-bottom="0.5pt solid #000000"/>
    </style:style>
    <style:style style:name="Tabelle2.D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299ac9" officeooo:paragraph-rsid="00299ac9" fo:background-color="transparent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loext:opacity="100%" officeooo:rsid="00090a38" officeooo:paragraph-rsid="00090a38" fo:background-color="#ec9ba4"/>
    </style:style>
    <style:style style:name="P3" style:family="paragraph" style:parent-style-name="Standard">
      <style:text-properties fo:color="#000000" loext:opacity="100%" officeooo:rsid="00090a38" officeooo:paragraph-rsid="000be2c8" fo:background-color="#ec9ba4"/>
    </style:style>
    <style:style style:name="P4" style:family="paragraph" style:parent-style-name="Standard">
      <style:text-properties fo:color="#000000" loext:opacity="100%" officeooo:rsid="00090a38" officeooo:paragraph-rsid="00090a38" fo:background-color="#ff3838"/>
    </style:style>
    <style:style style:name="P5" style:family="paragraph" style:parent-style-name="Standard">
      <style:text-properties fo:color="#000000" loext:opacity="100%" fo:font-weight="bold" officeooo:rsid="00090a38" officeooo:paragraph-rsid="00090a38" fo:background-color="transparent" style:font-weight-asian="bold" style:font-weight-complex="bold"/>
    </style:style>
    <style:style style:name="P6" style:family="paragraph" style:parent-style-name="Standard">
      <style:text-properties officeooo:rsid="00090a38" officeooo:paragraph-rsid="002ff34b"/>
    </style:style>
    <style:style style:name="P7" style:family="paragraph" style:parent-style-name="Standard">
      <style:text-properties fo:color="#000000" loext:opacity="100%" officeooo:rsid="002ab111" officeooo:paragraph-rsid="002ca752" fo:background-color="#3faf46"/>
    </style:style>
    <style:style style:name="P8" style:family="paragraph" style:parent-style-name="Standard">
      <style:text-properties officeooo:rsid="002ab111" officeooo:paragraph-rsid="002ca752" fo:background-color="#729fcf"/>
    </style:style>
    <style:style style:name="P9" style:family="paragraph" style:parent-style-name="Standard">
      <style:text-properties officeooo:rsid="002ab111" officeooo:paragraph-rsid="002ca752"/>
    </style:style>
    <style:style style:name="P10" style:family="paragraph" style:parent-style-name="Standard">
      <style:text-properties officeooo:rsid="00090a38" officeooo:paragraph-rsid="00168f4a"/>
    </style:style>
    <style:style style:name="P11" style:family="paragraph" style:parent-style-name="Standard">
      <style:text-properties officeooo:rsid="00090a38" officeooo:paragraph-rsid="00313049"/>
    </style:style>
    <style:style style:name="P12" style:family="paragraph" style:parent-style-name="Standard" style:list-style-name="L1">
      <style:text-properties fo:color="#000000" loext:opacity="100%" officeooo:rsid="001e5817" officeooo:paragraph-rsid="0030f230" fo:background-color="transparent"/>
    </style:style>
    <style:style style:name="P13" style:family="paragraph" style:parent-style-name="Standard" style:list-style-name="L1">
      <style:text-properties fo:color="#000000" loext:opacity="100%" officeooo:rsid="001e5817" officeooo:paragraph-rsid="0030f230" fo:background-color="#ff3838"/>
    </style:style>
    <style:style style:name="P14" style:family="paragraph" style:parent-style-name="Standard" style:list-style-name="L1">
      <style:text-properties fo:color="#000000" loext:opacity="100%" officeooo:rsid="0030f230" officeooo:paragraph-rsid="0030f230" fo:background-color="transparent"/>
    </style:style>
    <style:style style:name="P15" style:family="paragraph" style:parent-style-name="Standard">
      <style:text-properties fo:color="#000000" loext:opacity="100%" officeooo:rsid="00090a38" officeooo:paragraph-rsid="0030f230" fo:background-color="#ec9ba4"/>
    </style:style>
    <style:style style:name="P16" style:family="paragraph" style:parent-style-name="Standard" style:list-style-name="L2">
      <style:text-properties fo:color="#000000" loext:opacity="100%" officeooo:rsid="0027b0f1" officeooo:paragraph-rsid="0030f230" fo:background-color="#77bc65"/>
    </style:style>
    <style:style style:name="P17" style:family="paragraph" style:parent-style-name="Standard">
      <style:text-properties officeooo:rsid="00090a38" officeooo:paragraph-rsid="000bdabb"/>
    </style:style>
    <style:style style:name="P18" style:family="paragraph" style:parent-style-name="Standard" style:list-style-name="L3">
      <style:text-properties fo:color="#000000" loext:opacity="100%" style:text-position="0% 100%" officeooo:rsid="00090a38" officeooo:paragraph-rsid="000bdabb" fo:background-color="transparent"/>
    </style:style>
    <style:style style:name="P19" style:family="paragraph" style:parent-style-name="Standard">
      <style:text-properties fo:color="#000000" loext:opacity="100%" officeooo:rsid="00090a38" officeooo:paragraph-rsid="0030f230" fo:background-color="#3faf46"/>
    </style:style>
    <style:style style:name="P20" style:family="paragraph" style:parent-style-name="Standard" style:list-style-name="L4">
      <style:text-properties officeooo:rsid="00090a38" officeooo:paragraph-rsid="0030f230"/>
    </style:style>
    <style:style style:name="P21" style:family="paragraph" style:parent-style-name="Standard">
      <style:text-properties officeooo:rsid="00090a38" officeooo:paragraph-rsid="001c3675"/>
    </style:style>
    <style:style style:name="P22" style:family="paragraph" style:parent-style-name="Text_20_body">
      <style:text-properties officeooo:rsid="00168f4a" officeooo:paragraph-rsid="00168f4a"/>
    </style:style>
    <style:style style:name="P23" style:family="paragraph" style:parent-style-name="Standard">
      <style:text-properties officeooo:rsid="00168f4a" officeooo:paragraph-rsid="00168f4a"/>
    </style:style>
    <style:style style:name="P24" style:family="paragraph" style:parent-style-name="Standard">
      <style:text-properties fo:color="#000000" loext:opacity="100%" fo:font-weight="bold" officeooo:rsid="000be2c8" officeooo:paragraph-rsid="000be2c8" fo:background-color="transparent" style:font-weight-asian="bold" style:font-weight-complex="bold"/>
    </style:style>
    <style:style style:name="P25" style:family="paragraph" style:parent-style-name="Standard">
      <style:text-properties fo:color="#000000" loext:opacity="100%" officeooo:rsid="000a0fd4" officeooo:paragraph-rsid="000be2c8" fo:background-color="#ff3838"/>
    </style:style>
    <style:style style:name="P26" style:family="paragraph" style:parent-style-name="Standard">
      <style:text-properties fo:color="#000000" loext:opacity="100%" officeooo:rsid="000be2c8" officeooo:paragraph-rsid="000be2c8" fo:background-color="transparent"/>
    </style:style>
    <style:style style:name="P27" style:family="paragraph" style:parent-style-name="Standard">
      <style:text-properties fo:color="#000000" loext:opacity="100%" officeooo:rsid="0014151d" officeooo:paragraph-rsid="0014151d" fo:background-color="transparent"/>
    </style:style>
    <style:style style:name="P28" style:family="paragraph" style:parent-style-name="Standard">
      <style:text-properties fo:color="#000000" loext:opacity="100%" officeooo:rsid="00107e05" officeooo:paragraph-rsid="00107e05" fo:background-color="transparent"/>
    </style:style>
    <style:style style:name="P29" style:family="paragraph" style:parent-style-name="Standard">
      <style:text-properties fo:color="#000000" loext:opacity="100%" officeooo:rsid="000be2c8" officeooo:paragraph-rsid="00168f4a" fo:background-color="transparent"/>
    </style:style>
    <style:style style:name="P30" style:family="paragraph" style:parent-style-name="Standard">
      <style:text-properties fo:color="#000000" loext:opacity="100%" officeooo:rsid="000be2c8" officeooo:paragraph-rsid="0014151d" fo:background-color="transparent"/>
    </style:style>
    <style:style style:name="P31" style:family="paragraph" style:parent-style-name="Standard">
      <style:text-properties fo:color="#000000" loext:opacity="100%" officeooo:rsid="0015e4e6" officeooo:paragraph-rsid="0015e4e6" fo:background-color="transparent"/>
    </style:style>
    <style:style style:name="P32" style:family="paragraph" style:parent-style-name="Standard">
      <style:text-properties fo:color="#000000" loext:opacity="100%" officeooo:rsid="000a0fd4" officeooo:paragraph-rsid="000a0fd4" fo:background-color="#ff3838"/>
    </style:style>
    <style:style style:name="P33" style:family="paragraph" style:parent-style-name="Standard">
      <style:text-properties fo:color="#000000" loext:opacity="100%" officeooo:rsid="000a0fd4" officeooo:paragraph-rsid="000be2c8" fo:background-color="transparent"/>
    </style:style>
    <style:style style:name="P34" style:family="paragraph" style:parent-style-name="Standard">
      <style:text-properties fo:color="#000000" loext:opacity="100%" officeooo:rsid="000be2c8" officeooo:paragraph-rsid="000be2c8" fo:background-color="#bbe33d"/>
    </style:style>
    <style:style style:name="P35" style:family="paragraph" style:parent-style-name="Standard">
      <style:text-properties fo:color="#000000" loext:opacity="100%" fo:font-weight="bold" officeooo:rsid="000be2c8" officeooo:paragraph-rsid="00112d14" fo:background-color="#ffa6a6" style:font-weight-asian="bold" style:font-weight-complex="bold"/>
    </style:style>
    <style:style style:name="P36" style:family="paragraph" style:parent-style-name="Standard">
      <style:text-properties fo:color="#000000" loext:opacity="100%" fo:font-weight="bold" officeooo:rsid="000be2c8" officeooo:paragraph-rsid="000d589e" fo:background-color="transparent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fo:font-weight="bold" officeooo:rsid="000be2c8" officeooo:paragraph-rsid="0012e4c1" fo:background-color="transparent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000000" loext:opacity="100%" fo:font-size="18pt" fo:font-weight="normal" officeooo:rsid="000be2c8" officeooo:paragraph-rsid="0012e4c1" fo:background-color="transparent" style:font-size-asian="18pt" style:font-weight-asian="normal" style:font-size-complex="18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style:text-position="0% 100%" fo:font-size="18pt" fo:font-weight="normal" officeooo:rsid="000be2c8" officeooo:paragraph-rsid="0012e4c1" fo:background-color="transparent" style:font-size-asian="18pt" style:font-weight-asian="normal" style:font-size-complex="18pt" style:font-weight-complex="normal"/>
    </style:style>
    <style:style style:name="P40" style:family="paragraph" style:parent-style-name="Standard">
      <style:text-properties fo:color="#000000" loext:opacity="100%" fo:font-weight="bold" officeooo:rsid="000d589e" officeooo:paragraph-rsid="0012e4c1" fo:background-color="transparent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fo:font-weight="bold" officeooo:rsid="0012e4c1" officeooo:paragraph-rsid="0012e4c1" fo:background-color="transparent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loext:opacity="100%" fo:font-weight="bold" officeooo:rsid="0012e4c1" officeooo:paragraph-rsid="0012e4c1" fo:background-color="transparent" style:font-weight-asian="bold" style:font-weight-complex="bold"/>
    </style:style>
    <style:style style:name="P43" style:family="paragraph" style:parent-style-name="Standard">
      <style:text-properties fo:color="#000000" loext:opacity="100%" fo:font-weight="bold" officeooo:rsid="000be2c8" officeooo:paragraph-rsid="0012e4c1" fo:background-color="transparent" style:font-weight-asian="bold" style:font-weight-complex="bold"/>
    </style:style>
    <style:style style:name="P44" style:family="paragraph" style:parent-style-name="Standard">
      <style:text-properties fo:color="#000000" loext:opacity="100%" officeooo:rsid="000bdabb" officeooo:paragraph-rsid="000bdabb" fo:background-color="transparent"/>
    </style:style>
    <style:style style:name="P45" style:family="paragraph" style:parent-style-name="Standard">
      <style:text-properties officeooo:rsid="00090a38" officeooo:paragraph-rsid="00090a38"/>
    </style:style>
    <style:style style:name="P46" style:family="paragraph" style:parent-style-name="Standard">
      <style:text-properties officeooo:rsid="00178811" officeooo:paragraph-rsid="00178811"/>
    </style:style>
    <style:style style:name="P47" style:family="paragraph" style:parent-style-name="Standard">
      <style:text-properties officeooo:rsid="00168f4a" officeooo:paragraph-rsid="00178811"/>
    </style:style>
    <style:style style:name="T1" style:family="text">
      <style:text-properties fo:background-color="#729fcf" loext:char-shading-value="0"/>
    </style:style>
    <style:style style:name="T2" style:family="text">
      <style:text-properties officeooo:rsid="002ff34b"/>
    </style:style>
    <style:style style:name="T3" style:family="text">
      <style:text-properties officeooo:rsid="002ca752"/>
    </style:style>
    <style:style style:name="T4" style:family="text">
      <style:text-properties officeooo:rsid="002ca752" fo:background-color="transparent" loext:char-shading-value="0"/>
    </style:style>
    <style:style style:name="T5" style:family="text">
      <style:text-properties fo:color="#000000" loext:opacity="100%" officeooo:rsid="002ca752" fo:background-color="transparent" loext:char-shading-value="0"/>
    </style:style>
    <style:style style:name="T6" style:family="text">
      <style:text-properties fo:background-color="#ffaa95" loext:char-shading-value="0"/>
    </style:style>
    <style:style style:name="T7" style:family="text">
      <style:text-properties officeooo:rsid="002ca752" fo:background-color="#ffaa95" loext:char-shading-value="0"/>
    </style:style>
    <style:style style:name="T8" style:family="text">
      <style:text-properties officeooo:rsid="002de84f" fo:background-color="#ffaa95" loext:char-shading-value="0"/>
    </style:style>
    <style:style style:name="T9" style:family="text">
      <style:text-properties fo:background-color="#729fcf" loext:char-shading-value="0"/>
    </style:style>
    <style:style style:name="T10" style:family="text">
      <style:text-properties officeooo:rsid="002ca752" fo:background-color="#729fcf" loext:char-shading-value="0"/>
    </style:style>
    <style:style style:name="T11" style:family="text">
      <style:text-properties fo:color="#000000" loext:opacity="100%" officeooo:rsid="002ff34b" fo:background-color="transparent" loext:char-shading-value="0"/>
    </style:style>
    <style:style style:name="T12" style:family="text">
      <style:text-properties style:text-position="0% 100%" fo:background-color="#ec9ba4" loext:char-shading-value="0"/>
    </style:style>
    <style:style style:name="T13" style:family="text">
      <style:text-properties style:text-position="0% 100%" fo:background-color="transparent" loext:char-shading-value="0"/>
    </style:style>
    <style:style style:name="T14" style:family="text">
      <style:text-properties style:text-position="0% 100%" fo:background-color="transparent" loext:char-shading-value="0"/>
    </style:style>
    <style:style style:name="T15" style:family="text">
      <style:text-properties style:text-position="0% 100%" officeooo:rsid="002ff34b" fo:background-color="transparent" loext:char-shading-value="0"/>
    </style:style>
    <style:style style:name="T16" style:family="text">
      <style:text-properties officeooo:rsid="001e5817"/>
    </style:style>
    <style:style style:name="T17" style:family="text">
      <style:text-properties officeooo:rsid="001e5817" fo:background-color="transparent" loext:char-shading-value="0"/>
    </style:style>
    <style:style style:name="T18" style:family="text">
      <style:text-properties officeooo:rsid="002ff34b" fo:background-color="transparent" loext:char-shading-value="0"/>
    </style:style>
    <style:style style:name="T19" style:family="text">
      <style:text-properties fo:background-color="transparent" loext:char-shading-value="0"/>
    </style:style>
    <style:style style:name="T20" style:family="text">
      <style:text-properties fo:background-color="transparent" loext:char-shading-value="0"/>
    </style:style>
    <style:style style:name="T21" style:family="text">
      <style:text-properties fo:background-color="#77bc65" loext:char-shading-value="0"/>
    </style:style>
    <style:style style:name="T22" style:family="text">
      <style:text-properties style:text-position="0% 100%" officeooo:rsid="001e5817" fo:background-color="transparent" loext:char-shading-value="0"/>
    </style:style>
    <style:style style:name="T23" style:family="text">
      <style:text-properties fo:color="#000000" loext:opacity="100%" style:text-position="0% 100%" officeooo:rsid="001e5817" fo:background-color="transparent" loext:char-shading-value="0"/>
    </style:style>
    <style:style style:name="T24" style:family="text">
      <style:text-properties fo:color="#000000" loext:opacity="100%" style:text-position="0% 100%" officeooo:rsid="002ff34b" fo:background-color="transparent" loext:char-shading-value="0"/>
    </style:style>
    <style:style style:name="T25" style:family="text">
      <style:text-properties fo:color="#000000" loext:opacity="100%" style:text-position="0% 100%" fo:background-color="transparent" loext:char-shading-value="0"/>
    </style:style>
    <style:style style:name="T26" style:family="text">
      <style:text-properties officeooo:rsid="001c3675"/>
    </style:style>
    <style:style style:name="T27" style:family="text">
      <style:text-properties style:text-position="super 58%" officeooo:rsid="00168f4a"/>
    </style:style>
    <style:style style:name="T28" style:family="text">
      <style:text-properties officeooo:rsid="00107e05"/>
    </style:style>
    <style:style style:name="T29" style:family="text">
      <style:text-properties style:text-position="super 58%" officeooo:rsid="00269fc9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0be2c8"/>
    </style:style>
    <style:style style:name="T32" style:family="text">
      <style:text-properties officeooo:rsid="000d589e"/>
    </style:style>
    <style:style style:name="T33" style:family="text">
      <style:text-properties fo:font-weight="bold" fo:background-color="#ffa6a6" loext:char-shading-value="0" style:font-weight-asian="bold" style:font-weight-complex="bold"/>
    </style:style>
    <style:style style:name="T34" style:family="text">
      <style:text-properties fo:font-size="18pt" fo:font-weight="normal" style:font-size-asian="18pt" style:font-weight-asian="normal" style:font-size-complex="18pt" style:font-weight-complex="normal"/>
    </style:style>
    <style:style style:name="T35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36" style:family="text">
      <style:text-properties style:text-position="0% 100%" fo:font-size="18pt" style:font-size-asian="18pt" style:font-size-complex="18pt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officeooo:rsid="0012e4c1"/>
    </style:style>
    <style:style style:name="T39" style:family="text">
      <style:text-properties style:text-position="super 58%"/>
    </style:style>
    <style:style style:name="T40" style:family="text">
      <style:text-properties style:text-position="0% 100%"/>
    </style:style>
    <style:style style:name="T41" style:family="text">
      <style:text-properties fo:color="#000000" loext:opacity="100%" fo:background-color="#ff3838" loext:char-shading-value="0"/>
    </style:style>
    <style:style style:name="T42" style:family="text">
      <style:text-properties style:text-position="super 58%" fo:font-weight="bold" style:font-weight-asian="bold" style:font-weight-complex="bold"/>
    </style:style>
    <style:style style:name="T43" style:family="text">
      <style:text-properties officeooo:rsid="00168f4a"/>
    </style:style>
    <style:style style:name="T44" style:family="text">
      <style:text-properties style:text-position="super 58%" fo:font-weight="bold" officeooo:rsid="00168f4a" style:font-weight-asian="bold" style:font-weight-complex="bold"/>
    </style:style>
    <style:style style:name="T45" style:family="text">
      <style:text-properties fo:font-weight="bold" officeooo:rsid="00178811" style:font-weight-asian="bold" style:font-weight-complex="bold"/>
    </style:style>
    <style:style style:name="T46" style:family="text">
      <style:text-properties style:text-position="0% 100%" officeooo:rsid="00168f4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e Zeit</text:p>
      <text:p text:style-name="P2"/>
      <text:p text:style-name="P2">die Uhr / Uhren<text:tab/><text:tab/></text:p>
      <text:p text:style-name="P3">die Zeit / Zeiten<text:tab/><text:tab/></text:p>
      <text:p text:style-name="P2">die Sekunde / Sekunden<text:tab/></text:p>
      <text:p text:style-name="P2">die Minute / Minuten<text:tab/><text:tab/></text:p>
      <text:p text:style-name="P2">die Stunde / Stunden<text:tab/><text:tab/></text:p>
      <text:p text:style-name="P2">die Vergangenheit<text:tab/><text:tab/></text:p>
      <text:p text:style-name="P2">die Gegenwart<text:tab/><text:tab/><text:tab/></text:p>
      <text:p text:style-name="P2">die Zukunft <text:s text:c="10"/><text:tab/><text:tab/></text:p>
      <text:p text:style-name="P4"/>
      <text:p text:style-name="P5">---------------------------------------------------------------------------------------------------------------------</text:p>
      <text:p text:style-name="P4"/>
      <text:p text:style-name="P6"><text:span text:style-name="T1">der Kalender / Kalender</text:span> <text:s text:c="3"/><text:tab/><text:tab/><text:tab/><text:span text:style-name="T2">(n)</text:span></text:p>
      <text:p text:style-name="P7">das Jahr / <text:span text:style-name="T3">die Jahre</text:span><text:span text:style-name="T4"><text:tab/><text:tab/><text:tab/><text:tab/>(n)</text:span></text:p>
      <text:p text:style-name="P8">der Monat / <text:span text:style-name="T3">die Monate</text:span><text:span text:style-name="T4"><text:tab/><text:tab/><text:tab/></text:span><text:span text:style-name="T5">(n)</text:span><text:span text:style-name="T4"><text:tab/></text:span></text:p>
      <text:p text:style-name="P9"><text:span text:style-name="T6">die Woche / </text:span><text:span text:style-name="T7">die Woche</text:span><text:span text:style-name="T8">n</text:span><text:span text:style-name="T4"><text:tab/><text:tab/><text:tab/></text:span><text:line-break/><text:span text:style-name="T9">der Tag / </text:span><text:span text:style-name="T10">die Tage</text:span><text:span text:style-name="T4"><text:tab/><text:tab/><text:tab/><text:tab/></text:span><text:span text:style-name="T5">(n)</text:span></text:p>
      <text:p text:style-name="P10"/>
      <text:p text:style-name="P11">der Kalender / Kalender <text:tab/><text:tab/><text:tab/><text:span text:style-name="T11">(n)</text:span><text:tab/><text:tab/></text:p>
      <text:p text:style-name="P11">der Tag / Tage<text:tab/><text:tab/><text:tab/><text:tab/><text:tab/><text:span text:style-name="T11">(n)</text:span><text:tab/><text:tab/></text:p>
      <text:list text:style-name="L1">
        <text:list-item>
          <text:p text:style-name="P12">der Morgen / Morgende<text:tab/><text:tab/><text:span text:style-name="T2">(n)</text:span></text:p>
        </text:list-item>
        <text:list-item>
          <text:p text:style-name="P12">der Vormittag / Vormittage<text:tab/><text:tab/><text:span text:style-name="T2">(n)</text:span></text:p>
        </text:list-item>
        <text:list-item>
          <text:p text:style-name="P12">der Mittag / Mittage<text:tab/><text:tab/><text:tab/><text:span text:style-name="T2">(n)</text:span></text:p>
        </text:list-item>
        <text:list-item>
          <text:p text:style-name="P12">der Nachmittag / Nachmittage<text:tab/><text:span text:style-name="T2">(n)</text:span></text:p>
        </text:list-item>
        <text:list-item>
          <text:p text:style-name="P12">der Abend / Abende<text:tab/><text:tab/><text:tab/><text:span text:style-name="T2">(n)</text:span></text:p>
        </text:list-item>
        <text:list-item>
          <text:p text:style-name="P13"><text:span text:style-name="T12">die Nacht / Nächte</text:span><text:span text:style-name="T13"><text:tab/><text:tab/></text:span><text:span text:style-name="T14"><text:tab/></text:span><text:span text:style-name="T15">(n)</text:span><text:span text:style-name="T14"><text:tab/></text:span></text:p>
        </text:list-item>
        <text:list-item>
          <text:p text:style-name="P14">die Mitternacht / Mitternächte<text:span text:style-name="T16"><text:tab/></text:span><text:span text:style-name="T2">(n)</text:span><text:tab/></text:p>
        </text:list-item>
      </text:list>
      <text:p text:style-name="P15">die Woche / Wochen</text:p>
      <text:list text:style-name="L2">
        <text:list-item>
          <text:p text:style-name="P16">das Wochenende<text:span text:style-name="T17"><text:tab/><text:tab/><text:tab/></text:span><text:span text:style-name="T18">(n)</text:span><text:span text:style-name="T19"><text:tab/><text:tab/></text:span><text:span text:style-name="T20"><text:tab/></text:span></text:p>
        </text:list-item>
      </text:list>
      <text:p text:style-name="P17">der Monat / Monate<text:tab/><text:tab/><text:tab/></text:p>
      <text:list text:style-name="L3">
        <text:list-item>
          <text:p text:style-name="P18">der März<text:tab/></text:p>
        </text:list-item>
        <text:list-item>
          <text:p text:style-name="P18">der April<text:tab/></text:p>
        </text:list-item>
        <text:list-item>
          <text:p text:style-name="P18">der Mai<text:tab/></text:p>
        </text:list-item>
        <text:list-item>
          <text:p text:style-name="P18">der Juni<text:tab/><text:tab/></text:p>
        </text:list-item>
        <text:list-item>
          <text:p text:style-name="P18">der Juli<text:tab/></text:p>
        </text:list-item>
        <text:list-item>
          <text:p text:style-name="P18">der August<text:tab/><text:tab/><text:tab/></text:p>
        </text:list-item>
        <text:list-item>
          <text:p text:style-name="P18">der September<text:tab/></text:p>
        </text:list-item>
        <text:list-item>
          <text:p text:style-name="P18">der Oktober</text:p>
        </text:list-item>
        <text:list-item>
          <text:p text:style-name="P18">der November</text:p>
        </text:list-item>
        <text:list-item>
          <text:p text:style-name="P18">der Dezember</text:p>
        </text:list-item>
      </text:list>
      <text:p text:style-name="P19"><text:span text:style-name="T21">das Jahr / Jahre</text:span><text:span text:style-name="T19"><text:tab/><text:tab/><text:tab/></text:span><text:span text:style-name="T20"><text:tab/></text:span><text:span text:style-name="T22"><text:tab/><text:tab/></text:span><text:span text:style-name="T15">(n)</text:span></text:p>
      <text:list text:style-name="L4">
        <text:list-item>
          <text:p text:style-name="P20">der Sommer / Sommer <text:tab/><text:tab/><text:span text:style-name="T23"><text:tab/><text:tab/></text:span><text:span text:style-name="T24">(n)</text:span></text:p>
        </text:list-item>
        <text:list-item>
          <text:p text:style-name="P20">der Herbst / Herbste<text:tab/><text:tab/><text:tab/><text:span text:style-name="T23"><text:tab/><text:tab/></text:span><text:span text:style-name="T24">(n)</text:span></text:p>
        </text:list-item>
        <text:list-item>
          <text:p text:style-name="P20"><text:span text:style-name="T25">der Winter / Winter <text:tab/><text:tab/><text:tab/></text:span><text:span text:style-name="T23"><text:tab/><text:tab/></text:span><text:span text:style-name="T24">(n)</text:span></text:p>
        </text:list-item>
        <text:list-item>
          <text:p text:style-name="P20">der Frühling / <text:span text:style-name="T26">Frühlinge<text:tab/><text:tab/></text:span><text:span text:style-name="T23"><text:tab/><text:tab/></text:span><text:span text:style-name="T24">(n)</text:span><text:span text:style-name="T25"><text:tab/></text:span></text:p>
        </text:list-item>
      </text:list>
      <text:p text:style-name="P21"/>
      <text:p text:style-name="P22"/>
      <text:p text:style-name="P22"/>
      <text:p text:style-name="P23"/>
      <text:p text:style-name="P23"/>
      <text:p text:style-name="P23"/>
      <text:p text:style-name="P23"/>
      <text:p text:style-name="P23"/>
      <table:table table:name="Tabelle1" table:style-name="Tabelle1">
        <table:table-column table:style-name="Tabelle1.A"/>
        <table:table-column table:style-name="Tabelle1.B"/>
        <table:table-column table:style-name="Tabelle1.C"/>
        <text:soft-page-break/>
        <table:table-row>
          <table:table-cell table:style-name="Tabelle1.A1" office:value-type="string">
            <text:p text:style-name="P24">Adverbien</text:p>
            <text:p text:style-name="P25"/>
            <text:p text:style-name="P26">vorgestern</text:p>
            <text:p text:style-name="P26">gestern</text:p>
            <text:p text:style-name="P26">heute</text:p>
            <text:p text:style-name="P26">morgen</text:p>
            <text:p text:style-name="P26">übermorgen</text:p>
            <text:p text:style-name="P26"/>
            <text:p text:style-name="P26">morgens</text:p>
            <text:p text:style-name="P26">vormittags</text:p>
            <text:p text:style-name="P26">mittags</text:p>
            <text:p text:style-name="P26">nachmittags</text:p>
            <text:p text:style-name="P26">abends</text:p>
            <text:p text:style-name="P26">nachts</text:p>
            <text:p text:style-name="P26"/>
            <text:p text:style-name="P27">ein Bisschen </text:p>
            <text:p text:style-name="P28">schon</text:p>
            <text:p text:style-name="P28">erst</text:p>
            <text:p text:style-name="P28">nur</text:p>
            <text:p text:style-name="P27">nie</text:p>
          </table:table-cell>
          <table:table-cell table:style-name="Tabelle1.A1" office:value-type="string">
            <text:p text:style-name="P24">Präpositionen</text:p>
            <text:p text:style-name="P25"/>
            <text:p text:style-name="P29">seit<text:span text:style-name="T27">[D]</text:span> … <text:s text:c="2"/>/ <text:span text:style-name="T28">schon seit ... / erst seit ...</text:span></text:p>
            <text:p text:style-name="P29">von<text:span text:style-name="T27">[D]</text:span> ...</text:p>
            <text:p text:style-name="P29">von<text:span text:style-name="T27">[D]</text:span> … bis<text:span text:style-name="T27">[D]</text:span> … </text:p>
            <text:p text:style-name="P29">bis<text:span text:style-name="T27">[D]</text:span> …</text:p>
            <text:p text:style-name="P26"/>
            <text:p text:style-name="P27">für<text:span text:style-name="T29">[A]</text:span> …</text:p>
            <text:p text:style-name="P30"/>
            <text:p text:style-name="P31">vor ...</text:p>
            <text:p text:style-name="P26">während …</text:p>
            <text:p text:style-name="P26">innerhalb …</text:p>
            <text:p text:style-name="P26">außerhalb …</text:p>
            <text:p text:style-name="P26">über …</text:p>
            <text:p text:style-name="P26">unter …</text:p>
            <text:p text:style-name="P31">nach ...</text:p>
            <text:p text:style-name="P26"/>
            <text:p text:style-name="P31"/>
          </table:table-cell>
          <table:table-cell table:style-name="Tabelle1.C1" office:value-type="string">
            <text:p text:style-name="P24">Adjektive</text:p>
            <text:p text:style-name="P26"/>
            <text:p text:style-name="P26">vorig / vorherig</text:p>
            <text:p text:style-name="P26">letzte</text:p>
            <text:p text:style-name="P26">diese</text:p>
            <text:p text:style-name="P26">nächste</text:p>
            <text:p text:style-name="P26">kommend</text:p>
            <text:p text:style-name="P26"/>
            <text:p text:style-name="P27">jeden</text:p>
          </table:table-cell>
        </table:table-row>
      </table:table>
      <text:p text:style-name="P32"/>
      <text:p text:style-name="P33"><text:tab/><text:tab/> <text:s text:c="15"/>---<text:span text:style-name="T30">→</text:span>---<text:tab/><text:tab/><text:span text:style-name="T31">über das Wochenende </text:span><text:span text:style-name="T32">(von Freitag/Samstag bis Sonntag)</text:span></text:p>
      <text:p text:style-name="P34"><text:span text:style-name="T33">[Mo][Di][Mi][Do][Fr] <text:s/>[Sa][So]</text:span><text:span text:style-name="T20"><text:tab/><text:tab/></text:span></text:p>
      <text:p text:style-name="P33">-----------<text:span text:style-name="T30">→</text:span> ------------<text:tab/><text:tab/><text:tab/><text:span text:style-name="T31">unter der Woche<text:tab/></text:span><text:span text:style-name="T32">(von Montag bis Freitag)</text:span></text:p>
      <text:p text:style-name="P33"/>
      <text:p text:style-name="P35">[Mo][Di][Mi][Do][Fr] <text:s/>[Sa][So]</text:p>
      <text:p text:style-name="P33">→→→→→→→→→ <text:tab/><text:tab/><text:tab/><text:span text:style-name="T31">während der Woche</text:span></text:p>
      <text:p text:style-name="P33"/>
      <text:p text:style-name="P35">[Mo][Di][Mi][Do][Fr] <text:s/>[Sa][So]</text:p>
      <text:p text:style-name="P26">{ <text:s text:c="2"/><text:tab/><text:tab/><text:tab/> <text:s text:c="13"/>}<text:tab/><text:tab/>in der Woche<text:tab/></text:p>
      <text:p text:style-name="P36"><text:span text:style-name="T34">←</text:span><text:tab/>: <text:span text:style-name="T32">letzte Woche</text:span></text:p>
      <text:p text:style-name="P36"><text:span text:style-name="T35">↓</text:span><text:span text:style-name="T36"><text:tab/></text:span>: <text:span text:style-name="T32">diese Woche</text:span></text:p>
      <text:p text:style-name="P36"><text:span text:style-name="T34">→</text:span><text:span text:style-name="T37"> </text:span><text:tab/>: <text:span text:style-name="T32">nächste Woche</text:span></text:p>
      <text:p text:style-name="P36"/>
      <table:table table:name="Tabelle2" table:style-name="Tabelle2">
        <table:table-column table:style-name="Tabelle2.A"/>
        <table:table-column table:style-name="Tabelle2.B"/>
        <table:table-column table:style-name="Tabelle2.A" table:number-columns-repeated="2"/>
        <table:table-row>
          <table:table-cell table:style-name="Tabelle2.A1" office:value-type="string">
            <text:p text:style-name="P37"><text:span text:style-name="T34"/></text:p>
          </table:table-cell>
          <table:table-cell table:style-name="Tabelle2.A1" office:value-type="string">
            <text:p text:style-name="P38">←</text:p>
          </table:table-cell>
          <table:table-cell table:style-name="Tabelle2.A1" office:value-type="string">
            <text:p text:style-name="P39">↓</text:p>
          </table:table-cell>
          <table:table-cell table:style-name="Tabelle2.D1" office:value-type="string">
            <text:p text:style-name="P38">→</text:p>
          </table:table-cell>
        </table:table-row>
        <table:table-row>
          <table:table-cell table:style-name="Tabelle2.A2" office:value-type="string">
            <text:p text:style-name="P37"/>
          </table:table-cell>
          <table:table-cell table:style-name="Tabelle2.A2" office:value-type="string">
            <text:p text:style-name="P37"/>
          </table:table-cell>
          <table:table-cell table:style-name="Tabelle2.A2" office:value-type="string">
            <text:p text:style-name="P37"/>
          </table:table-cell>
          <table:table-cell table:style-name="Tabelle2.D2" office:value-type="string">
            <text:p text:style-name="P37"/>
          </table:table-cell>
        </table:table-row>
        <table:table-row>
          <table:table-cell table:style-name="Tabelle2.A2" office:value-type="string">
            <text:p text:style-name="P37"/>
          </table:table-cell>
          <table:table-cell table:style-name="Tabelle2.A2" office:value-type="string">
            <text:p text:style-name="P40">letzte Woche</text:p>
          </table:table-cell>
          <table:table-cell table:style-name="Tabelle2.A2" office:value-type="string">
            <text:p text:style-name="P41">diese Woche</text:p>
          </table:table-cell>
          <table:table-cell table:style-name="Tabelle2.D2" office:value-type="string">
            <text:p text:style-name="P41">nächte Woche</text:p>
          </table:table-cell>
        </table:table-row>
        <table:table-row>
          <table:table-cell table:style-name="Tabelle2.A2" office:value-type="string">
            <text:p text:style-name="P37"/>
          </table:table-cell>
          <table:table-cell table:style-name="Tabelle2.A2" office:value-type="string">
            <text:p text:style-name="P42">letzten Monat</text:p>
          </table:table-cell>
          <table:table-cell table:style-name="Tabelle2.A2" office:value-type="string">
            <text:p text:style-name="P41">diesen Monat</text:p>
          </table:table-cell>
          <table:table-cell table:style-name="Tabelle2.D2" office:value-type="string">
            <text:p text:style-name="P41">nächsten Monat</text:p>
          </table:table-cell>
        </table:table-row>
        <table:table-row table:style-name="Tabelle2.5">
          <table:table-cell table:style-name="Tabelle2.A5" office:value-type="string">
            <text:p text:style-name="P37"/>
          </table:table-cell>
          <table:table-cell table:style-name="Tabelle2.A5" office:value-type="string">
            <text:p text:style-name="P42">letztes Jahr</text:p>
          </table:table-cell>
          <table:table-cell table:style-name="Tabelle2.A5" office:value-type="string">
            <text:p text:style-name="P41">dieses Jahr</text:p>
          </table:table-cell>
          <table:table-cell table:style-name="Tabelle2.D5" office:value-type="string">
            <text:p text:style-name="P41">nächstes Jahr</text:p>
          </table:table-cell>
        </table:table-row>
      </table:table>
      <text:p text:style-name="P43"><text:span text:style-name="T34"/></text:p>
      <text:p text:style-name="P43"><text:span text:style-name="T34">←</text:span><text:tab/>:<text:span text:style-name="T38">letzte Stunde gestern</text:span> <text:span text:style-name="T32">letzte Woche</text:span></text:p>
      <text:p text:style-name="P43"><text:span text:style-name="T35">↓</text:span><text:span text:style-name="T36"><text:tab/></text:span>: <text:span text:style-name="T32">diese Woche</text:span></text:p>
      <text:p text:style-name="P43"><text:span text:style-name="T34">→</text:span><text:span text:style-name="T37"> </text:span><text:tab/>: <text:span text:style-name="T32">nächste Woche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Ich bin schon 28 Jahre in Deutschland</text:p>
      <text:p text:style-name="P44">Ich bin schon seit<text:span text:style-name="T39">[Dativ→] </text:span><text:span text:style-name="T40">28 Jahren in Deutschland.</text:span></text:p>
      <text:p text:style-name="P45"/>
      <text:p text:style-name="P45">Am 25. September fängt mein Urlaub an und <text:span text:style-name="T41">geht</text:span> bis zum 10. (zehnten) Oktober.</text:p>
      <text:p text:style-name="P45">Mein Urlaub <text:span text:style-name="T41">geht</text:span> drei Wochen.</text:p>
      <text:p text:style-name="P45"/>
      <text:p text:style-name="P46">Wann warst du im Urlaub?</text:p>
      <text:p text:style-name="P23"><text:span text:style-name="T30">Vo</text:span><text:span text:style-name="T33">n</text:span> Montag bis Freitag<text:tab/><text:tab/><text:tab/><text:tab/><text:tab/>Tage <text:tab/><text:tab/>→ vo<text:span text:style-name="T30">n</text:span> bis</text:p>
      <text:p text:style-name="P23"><text:span text:style-name="T30">Vo</text:span><text:span text:style-name="T33">m</text:span> 27.<text:span text:style-name="T39">(siebenundzwanzigs</text:span><text:span text:style-name="T42">ten</text:span><text:span text:style-name="T39">)</text:span> Januar bis 3. <text:span text:style-name="T39">(drit</text:span><text:span text:style-name="T42">ten</text:span><text:span text:style-name="T39">)</text:span> Februar.<text:tab/><text:tab/>Monate <text:tab/>→ vo<text:span text:style-name="T30">m</text:span> <text:s/>bis (zum) </text:p>
      <text:p text:style-name="P23"/>
      <text:p text:style-name="P46">Wann hat dein Urlaub angefangen?</text:p>
      <text:p text:style-name="P46"><text:span text:style-name="T30">Am</text:span> <text:span text:style-name="T43">27.</text:span><text:span text:style-name="T27">(siebenundzwanzigs</text:span><text:span text:style-name="T44">ten</text:span><text:span text:style-name="T27">)</text:span><text:span text:style-name="T43"> Januar.</text:span> </text:p>
      <text:p text:style-name="P46"/>
      <text:p text:style-name="P46">Wie lange geht dein Urlaub?</text:p>
      <text:p text:style-name="P47"><text:span text:style-name="T45">B</text:span><text:span text:style-name="T30">is</text:span> 3. <text:span text:style-name="T39">(drit</text:span><text:span text:style-name="T42">ten</text:span><text:span text:style-name="T39">)</text:span> Februar.</text:p>
      <text:p text:style-name="P46"/>
      <text:p text:style-name="P46">Seit wann bist du im Urlaub?</text:p>
      <text:p text:style-name="P46"><text:span text:style-name="T30">Seit</text:span> <text:span text:style-name="T39">(dem)</text:span> 3. (dritten) Februar.</text:p>
      <text:p text:style-name="P46"/>
      <text:p text:style-name="P46">Wann ist dein Urlaub zu Ende?</text:p>
      <text:p text:style-name="P46"><text:span text:style-name="T30">Am</text:span> 3.<text:span text:style-name="T27">(drit</text:span><text:span text:style-name="T44">ten</text:span><text:span text:style-name="T27">)</text:span><text:span text:style-name="T46"> </text:span><text:span text:style-name="T40">Februar.</text:span></text:p>
      <text:p text:style-name="P46"/>
      <text:p text:style-name="P46">Wann kommst du aus dem Urlaub zurück?</text:p>
      <text:p text:style-name="P46">Ich komme <text:span text:style-name="T30">am</text:span> 3.<text:span text:style-name="T27">(drit</text:span><text:span text:style-name="T44">ten</text:span><text:span text:style-name="T27">)</text:span><text:span text:style-name="T46"> </text:span><text:span text:style-name="T40">Februar zurück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47cm" fo:margin-bottom="1.057cm" fo:margin-left="2cm" fo:margin-right="0.4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6T17:26:41.068000000</meta:creation-date>
    <dc:date>2025-10-25T12:54:06.041910600</dc:date>
    <meta:editing-duration>P1DT4H16M59S</meta:editing-duration>
    <meta:editing-cycles>23</meta:editing-cycles>
    <meta:generator>LibreOffice/25.2.5.2$Windows_X86_64 LibreOffice_project/03d19516eb2e1dd5d4ccd751a0d6f35f35e08022</meta:generator>
    <meta:print-date>2025-10-25T11:11:35.282999200</meta:print-date>
    <meta:printed-by>PDF-Dateien</meta:printed-by>
    <meta:document-statistic meta:table-count="2" meta:image-count="0" meta:object-count="0" meta:page-count="3" meta:paragraph-count="120" meta:word-count="432" meta:character-count="2551" meta:non-whitespace-character-count="2090"/>
  </office:meta>
</office:document-meta>
</file>